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5ea6" draw:marker-start-width="0.358cm" draw:marker-end-width="0.358cm" draw:fill="none" draw:textarea-horizontal-align="justify" draw:textarea-vertical-align="middle" draw:auto-grow-height="false" fo:min-height="0.636cm" fo:min-width="0.386cm" fo:padding-top="0.177cm" fo:padding-bottom="0.177cm" fo:padding-left="0.302cm" fo:padding-right="0.30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cm" svg:height="1.4cm" svg:x="18.7cm" svg:y="4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8.7cm" svg:y="7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8.7cm" svg:y="9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2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cm" svg:height="1.4cm" svg:x="8.604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cm" svg:height="1.4cm" svg:x="10.655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cm" svg:height="1.4cm" svg:x="12.6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2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cm" svg:height="1.4cm" svg:x="8.604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cm" svg:height="1.4cm" svg:x="10.655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cm" svg:height="1.4cm" svg:x="12.6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2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cm" svg:height="1.4cm" svg:x="8.604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cm" svg:height="1.4cm" svg:x="10.655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cm" svg:height="1.4cm" svg:x="12.6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2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604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0.655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2.6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2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604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0.655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2.6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99cm" svg:y1="7.434cm" svg:x2="18.7cm" svg:y2="5.126cm" draw:start-shape="id1" draw:start-glue-point="11" draw:end-shape="id2" draw:end-glue-point="6" svg:d="M9799 7434l8901-2308" svg:viewBox="0 0 8902 2309">
          <text:p/>
        </draw:connector>
        <draw:connector draw:style-name="gr2" draw:text-style-name="P1" draw:layer="layout" draw:type="line" svg:x1="13.795cm" svg:y1="7.434cm" svg:x2="18.7cm" svg:y2="5.126cm" draw:start-shape="id3" draw:start-glue-point="11" draw:end-shape="id2" draw:end-glue-point="6" svg:d="M13795 7434l4905-2308" svg:viewBox="0 0 4906 2309">
          <text:p/>
        </draw:connector>
        <draw:connector draw:style-name="gr2" draw:text-style-name="P1" draw:layer="layout" draw:type="line" svg:x1="11.85cm" svg:y1="7.434cm" svg:x2="18.7cm" svg:y2="5.126cm" draw:start-shape="id4" draw:start-glue-point="11" draw:end-shape="id2" draw:end-glue-point="6" svg:d="M11850 7434l6850-2308" svg:viewBox="0 0 6851 2309">
          <text:p/>
        </draw:connector>
        <draw:connector draw:style-name="gr2" draw:text-style-name="P1" draw:layer="layout" draw:type="line" svg:x1="10.004cm" svg:y1="5.977cm" svg:x2="18.7cm" svg:y2="5.126cm" draw:start-shape="id5" draw:start-glue-point="10" draw:end-shape="id2" draw:end-glue-point="6" svg:d="M10004 5977l8696-851" svg:viewBox="0 0 8697 852">
          <text:p/>
        </draw:connector>
        <draw:connector draw:style-name="gr2" draw:text-style-name="P1" draw:layer="layout" draw:type="line" svg:x1="12.055cm" svg:y1="5.977cm" svg:x2="18.7cm" svg:y2="5.126cm" draw:start-shape="id6" draw:start-glue-point="10" draw:end-shape="id2" draw:end-glue-point="6" svg:d="M12055 5977l6645-851" svg:viewBox="0 0 6646 852">
          <text:p/>
        </draw:connector>
        <draw:connector draw:style-name="gr2" draw:text-style-name="P1" draw:layer="layout" draw:type="line" svg:x1="14cm" svg:y1="5.977cm" svg:x2="18.7cm" svg:y2="5.126cm" draw:start-shape="id7" draw:start-glue-point="10" draw:end-shape="id2" draw:end-glue-point="6" svg:d="M14000 5977l4700-851" svg:viewBox="0 0 4701 852">
          <text:p/>
        </draw:connector>
        <draw:connector draw:style-name="gr2" draw:text-style-name="P1" draw:layer="layout" draw:type="line" svg:x1="10.004cm" svg:y1="4.025cm" svg:x2="18.7cm" svg:y2="5.126cm" draw:start-shape="id8" draw:start-glue-point="10" draw:end-shape="id2" draw:end-glue-point="6" svg:d="M10004 4025l8696 1101" svg:viewBox="0 0 8697 1102">
          <text:p/>
        </draw:connector>
        <draw:connector draw:style-name="gr2" draw:text-style-name="P1" draw:layer="layout" draw:type="line" svg:x1="12.055cm" svg:y1="4.025cm" svg:x2="18.7cm" svg:y2="5.126cm" draw:start-shape="id9" draw:start-glue-point="10" draw:end-shape="id2" draw:end-glue-point="6" svg:d="M12055 4025l6645 1101" svg:viewBox="0 0 6646 1102">
          <text:p/>
        </draw:connector>
        <draw:connector draw:style-name="gr2" draw:text-style-name="P1" draw:layer="layout" draw:type="line" svg:x1="14cm" svg:y1="4.025cm" svg:x2="18.7cm" svg:y2="5.126cm" draw:start-shape="id10" draw:start-glue-point="10" draw:end-shape="id2" draw:end-glue-point="6" svg:d="M14000 4025l4700 1101" svg:viewBox="0 0 4701 11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1:55:12.086824373</meta:creation-date>
    <dc:date>2016-02-23T09:55:19.118122190</dc:date>
    <meta:editing-duration>PT21M3S</meta:editing-duration>
    <meta:editing-cycles>3</meta:editing-cycles>
    <meta:generator>LibreOffice/5.0.5.2$Linux_X86_64 LibreOffice_project/00m0$Build-2</meta:generator>
    <meta:document-statistic meta:object-count="37"/>
  </office:meta>
</office:document-meta>
</file>